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101.56mm"/>
    </style:style>
    <style:style style:name="co3" style:family="table-column">
      <style:table-column-properties fo:break-before="auto" style:column-width="56.64mm"/>
    </style:style>
    <style:style style:name="co4" style:family="table-column">
      <style:table-column-properties fo:break-before="auto" style:column-width="17.97mm"/>
    </style:style>
    <style:style style:name="co5" style:family="table-column">
      <style:table-column-properties fo:break-before="auto" style:column-width="15.33mm"/>
    </style:style>
    <style:style style:name="co6" style:family="table-column">
      <style:table-column-properties fo:break-before="auto" style:column-width="14.98mm"/>
    </style:style>
    <style:style style:name="co7" style:family="table-column">
      <style:table-column-properties fo:break-before="auto" style:column-width="156.58mm"/>
    </style:style>
    <style:style style:name="co8" style:family="table-column">
      <style:table-column-properties fo:break-before="auto" style:column-width="155.8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130.7mm"/>
    </style:style>
    <style:style style:name="co11" style:family="table-column">
      <style:table-column-properties fo:break-before="auto" style:column-width="131.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16.32mm" fo:break-before="auto" style:use-optimal-row-height="true"/>
    </style:style>
    <style:style style:name="ro5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3" style:family="table-cell" style:parent-style-name="Default">
      <style:text-properties fo:color="#000000"/>
    </style:style>
    <style:style style:name="ce10" style:family="table-cell" style:parent-style-name="Default">
      <style:text-properties fo:color="#ff4000"/>
    </style:style>
    <style:style style:name="ce4" style:family="table-cell" style:parent-style-name="Default">
      <style:text-properties fo:language="pt" fo:country="BR" fo:font-weight="bold" style:font-weight-asian="bold" style:font-weight-complex="bold"/>
    </style:style>
    <style:style style:name="ce5" style:family="table-cell" style:parent-style-name="Default">
      <style:text-properties fo:color="#b2b2b2"/>
    </style:style>
    <style:style style:name="ce16" style:family="table-cell" style:parent-style-name="Default">
      <style:table-cell-properties fo:wrap-option="wrap"/>
      <style:text-properties fo:color="#000000"/>
    </style:style>
    <style:style style:name="ce15" style:family="table-cell" style:parent-style-name="Default">
      <style:table-cell-properties fo:wrap-option="wrap"/>
    </style:style>
    <style:style style:name="ce13" style:family="table-cell" style:parent-style-name="Default">
      <style:text-properties fo:color="#bf819e"/>
    </style:style>
    <style:style style:name="ce6" style:family="table-cell" style:parent-style-name="Default">
      <style:text-properties fo:language="pt" fo:country="BR"/>
    </style:style>
    <style:style style:name="T1" style:family="text">
      <style:text-properties style:text-position="super 58%"/>
    </style:style>
    <style:style style:name="T2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/>
          <table:table-cell table:style-name="ce10" office:value-type="string" calcext:value-type="string">
            <text:p>13 de 75 = 62</text:p>
          </table:table-cell>
          <table:table-cell table:style-name="ce4" office:value-type="string" calcext:value-type="string">
            <text:p>Biografias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1" office:value-type="string" calcext:value-type="string">
            <text:p>Nível</text:p>
          </table:table-cell>
          <table:table-cell table:style-name="ce4" office:value-type="string" calcext:value-type="string">
            <text:p>Disciplina</text:p>
          </table:table-cell>
          <table:table-cell table:style-name="ce4" office:value-type="string" calcext:value-type="string">
            <text:p>Autores</text:p>
          </table:table-cell>
          <table:table-cell table:style-name="ce4" office:value-type="string" calcext:value-type="string">
            <text:p>Origem</text:p>
          </table:table-cell>
          <table:table-cell table:style-name="ce4" office:value-type="string" calcext:value-type="string">
            <text:p>Gênero</text:p>
          </table:table-cell>
          <table:table-cell table:style-name="ce1" office:value-type="string" calcext:value-type="string">
            <text:p>Cor (?)</text:p>
          </table:table-cell>
          <table:table-cell table:style-name="ce1" office:value-type="string" calcext:value-type="string">
            <text:p>Trabalho</text:p>
          </table:table-cell>
          <table:table-cell/>
        </table:table-row>
        <table:table-row table:style-name="ro1">
          <table:table-cell table:style-name="ce2" office:value-type="string" calcext:value-type="string">
            <text:p>GRA</text:p>
          </table:table-cell>
          <table:table-cell table:style-name="ce5" office:value-type="string" calcext:value-type="string">
            <text:p>Introdução a Arquitetura e Urbanis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Geometria Descritiv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Desenho de Arquitetura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Estét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Cálculo Diferencial e Integral 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Teoria e História da Arquitetura e do Urbanismo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Desenho de Arquitetura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Computação Gráfica Aplicada a Arquitetur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lást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Metodologia Cientif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Física Térmica e Ondulatóri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Teoria e História da Arquitetura e do Urbanismo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opografia e Desenho Topográfico</text:p>
          </table:table-cell>
          <table:table-cell office:value-type="string" calcext:value-type="string">
            <text:p>Alvarez (et al.)</text:p>
          </table:table-cell>
          <table:table-cell table:number-columns-repeated="3"/>
          <table:table-cell office:value-type="string" calcext:value-type="string">
            <text:p>Topografia para arquitetos. Book Link, 20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berto de Campos Borges</text:p>
          </table:table-cell>
          <table:table-cell table:number-columns-repeated="3"/>
          <table:table-cell office:value-type="string" calcext:value-type="string">
            <text:p>Exercícios de topografia. 3. ed., rev. e ampl. São Paulo: E. Bluche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an Luis Mascaró</text:p>
          </table:table-cell>
          <table:table-cell table:number-columns-repeated="3"/>
          <table:table-cell office:value-type="string" calcext:value-type="string">
            <text:p>Infra-estrutura da Paisagem. Porto Alegre: Masquatro, 20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ck C. McCormac</text:p>
          </table:table-cell>
          <table:table-cell table:number-columns-repeated="3"/>
          <table:table-cell office:value-type="string" calcext:value-type="string">
            <text:p>Topografia. 5. ed. Rio de Janeiro: LTC, 20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celo Tuler</text:p>
          </table:table-cell>
          <table:table-cell table:number-columns-repeated="3"/>
          <table:table-cell office:value-type="string" calcext:value-type="string">
            <text:p>Fundamentos de topografia. 1. ed. Porto Alegre: Bookman, 20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rlos Alberto Maciel</text:p>
          </table:table-cell>
          <table:table-cell table:number-columns-repeated="3"/>
          <table:table-cell office:value-type="string" calcext:value-type="string">
            <text:p>Topografias ou a construção como paisagem. 20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an Luis Mascaró</text:p>
          </table:table-cell>
          <table:table-cell table:number-columns-repeated="3"/>
          <table:table-cell office:value-type="string" calcext:value-type="string">
            <text:p>Loteamentos urbanos. 2. ed. Porto Alegre: Masquatro, 20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gnasi de Solà_-Morales</text:p>
          </table:table-cell>
          <table:table-cell table:number-columns-repeated="3"/>
          <table:table-cell office:value-type="string" calcext:value-type="string">
            <text:p>Diferencias: topografía de la arquitectura contemporánea. Barcela: G. Gili, 2003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rojeto Arquitetônico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Desenho Estrutural e de Instalações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Materiais de Construções</text:p>
          </table:table-cell>
          <table:table-cell office:value-type="string" calcext:value-type="string">
            <text:p>Espedito Felipe Teixeira de Carva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concreto sem mistérios. Ouro Preto, ed. UFOP, 2012. 392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tônio J. S. Fiorit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de argamassas e revestimentos. ed. PINI, 199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Z. Pirondi</text:p>
          </table:table-cell>
          <table:table-cell table:number-columns-repeated="3"/>
          <table:table-cell office:value-type="string" calcext:value-type="string">
            <text:p>Manual Prático de Impermeabilização e de Isolação Térmica. São Paulo, 198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aulo H. Laporte Ambrozewicz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teriais de construção – Normas, Especificações, Aplicação e Ensaios de Laboratório. ed. PIN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rnani Calos de Araúj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Técnica da construção: noções de arquitetura. 1982. Escritório Piloto do DEC/DAEM, 52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. G. Isaia</text:p>
          </table:table-cell>
          <table:table-cell table:number-columns-repeated="3"/>
          <table:table-cell office:value-type="string" calcext:value-type="string">
            <text:p>Concreto: Ensino, Pesquisa e Realizações. São Paulo: IBRACON, 2005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Resistência dos Materi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Estudo dos Sol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Teoria e História da Arquitetura e do Urbanismo I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rojeto Arquitetônico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Introdução a Sociologia A</text:p>
          </table:table-cell>
          <table:table-cell table:number-columns-repeated="6"/>
        </table:table-row>
        <table:table-row table:style-name="ro1">
          <table:table-cell table:style-name="ce3" office:value-type="string" calcext:value-type="string">
            <text:p>GRA</text:p>
          </table:table-cell>
          <table:table-cell table:style-name="Default" office:value-type="string" calcext:value-type="string">
            <text:p>Arquitetura Brasileira I</text:p>
          </table:table-cell>
          <table:table-cell office:value-type="string" calcext:value-type="string">
            <text:p>Briane Elizabeth Pannitz Bicca</text:p>
          </table:table-cell>
          <table:table-cell table:number-columns-repeated="3"/>
          <table:table-cell office:value-type="string" calcext:value-type="string">
            <text:p>Arquitetura na Formação do Brasil. 2. ed. Brasilia: IPHAN, 2008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Paulo Renato Silveira Bicca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office:value-type="string" calcext:value-type="string">
            <text:p>Adalgisa Arantes Campos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Introdução ao barroco mineiro: culturas e manisfestações de rococó em Minas Gerais. Belo Horizonte: Crisálida, 200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Cláudia Damasceno Fonsec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Arraiais e vilas d’EL Rei: espaço e poder nas Minas setecentistas. Belo Horizonte: Editora UFMG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estor Goulart Reis Fi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Qudro da arquitetura no Brasil. São Paulo: Perspectiva, 200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ylvio de Vasconcell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no Brasil: sistemas construtivos. 5 ed. Rev. Belo Horizonte: UFMG, 1979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Sylvio de Vasconcell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Vila Rica: formação e desenvolvimento – residência. São Paulo: Perspectiva, 197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Francisco Salvador Veríssim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no Brasil: de Cabral a D. João VI. Rio de Janeiro: Imperial Novo Milênio, 2007.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William Seba Mallmann Bittar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Chico Mende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Gunter Weimer</text:p>
          </table:table-cell>
          <table:table-cell table:number-columns-repeated="3"/>
          <table:table-cell office:value-type="string" calcext:value-type="string">
            <text:p>Arquitetura popular brasileira. São Paulo: Martins Fontes, 2005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ffonso Ávil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arroco mineiro: glossário de arquitetura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oão Marcos Machado Gontij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Reinaldo Gedes Machad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Adalgisa Arantes Campos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Arte sacra no Brasil colonial. Belo Horizonte: C/Arte, 2012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ermain Bazin</text:p>
          </table:table-cell>
          <table:table-cell table:number-columns-repeated="3"/>
          <table:table-cell office:value-type="string" calcext:value-type="string">
            <text:p>O Aleijadinho e a escultura barroca no Brasil. Rio de Janeiro: Record, 197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ermain Bazin</text:p>
          </table:table-cell>
          <table:table-cell table:number-columns-repeated="3"/>
          <table:table-cell office:value-type="string" calcext:value-type="string">
            <text:p>A arquitetura religiosa barroca no Brasil. Rio de Janeira: Record, 1983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ohn Bernard Bury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e arte no Brasil colonial. Brasília: IPHAN/Monumenta, 200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yrton Carvalho (et al.)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religiosa. Brasília: IPHAN; São Paulo: FAUUSP, 1978</text:p>
          </table:table-cell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Cláudia Carvalh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Introdução. In: CJAIKOWSKI, Jorge (Org.). Guia da arquitetura colonial, neoclássica e romântica no Rio de Janeiro. Rio de Janeiro: Casa da Palavra/Prefeitura da Cidade do Rio de Janeiro, 2000. P. 5-4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Cláudia Nóbrega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Marcos Sá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Annateresa Fabris</text:p>
          </table:table-cell>
          <table:table-cell table:number-columns-repeated="3"/>
          <table:table-cell office:value-type="string" calcext:value-type="string">
            <text:p>Ecletismo na arquitetura brasileira. São Paulo: Editora da Universidade de São Paulo/Nobel, 198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. L. Pereira Ferraz (et al.)</text:p>
          </table:table-cell>
          <table:table-cell table:number-columns-repeated="3"/>
          <table:table-cell office:value-type="string" calcext:value-type="string">
            <text:p>Arquitetura oficial. Brasília: IPHAN; São Paulo: USP, 1978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Júlio Katinsky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Sistemas construtivos colonias. In: VARGAS, Milton (Org.). História da técnica e da tecnologia no Brasil. São Paulo: Editora da Universidade Estadual Paulista, 1994. Parte I, Cap. 3, p. 67-9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Lourival Gomes Mac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arroco mineiro. 3. ed. São Paulo: Perspectiva, 1978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Marcelo Puppi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or uma hisória não moderna da arquitetura brasileira. Campinas: Pontes/CPHA/FCH/Unicamp, 1998</text:p>
          </table:table-cell>
          <table:table-cell/>
        </table:table-row>
        <table:table-row table:style-name="ro3">
          <table:table-cell/>
          <table:table-cell table:style-name="Default"/>
          <table:table-cell office:value-type="string" calcext:value-type="string">
            <text:p>Gustavo Rocha-Peixot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Introdução ao neoclassicismo na arquitetura do Rio de Janeiro. In: CJAIKOWSKI, Jorge (Org.). Guia da arquitetura eclética no Rio de Janeiro. Rio de Janeiro: Casa da Palavra/Prefeitura da Cidade do Rio de Janeiro, 2000. p. 25-4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osé Wasth Rodrigues (et al.)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rquitetura civil. Brasília: IPHAN; São Paulo: FAUUSP, 1975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Heliana Angotti Salgueir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Engenheiro Aarão Reis: o progresso como missão. Belo Horizonte: Fundação João Pinheiro, Centro de Estudos Históricos e Culturais, 1997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Augusto Carlos da Silva Telle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tlas dos monumentos históricos e artísticos do Brasil. 3. ed. Brasilia: IPHAN, 2008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ilton Vargas 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História da técnica e da tecnologia no Brasil. São Paulo: Editora da Universidade Estadual Paulista, 199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Rodrigo Espinha Baet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barroco, a arquitetura e a cidade nos séculos XVII e XVIII. Salvador: Editora da UFBA, 201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Rodrigo Almeida Bastos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Outra história para o barroco. Estado de Minas, <text:s/>Belo Horizonte, ano LXXXII, 26 jun. 2010. Caderno Pensar, p.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C. R. Boxer</text:p>
          </table:table-cell>
          <table:table-cell table:number-columns-repeated="3"/>
          <table:table-cell office:value-type="string" calcext:value-type="string">
            <text:p>O império colonial português (1415-1825). Lisboa: Edições 70, 1981</text:p>
          </table:table-cell>
          <table:table-cell/>
        </table:table-row>
        <table:table-row table:style-name="ro4">
          <table:table-cell/>
          <table:table-cell table:style-name="Default"/>
          <table:table-cell office:value-type="string" calcext:value-type="string">
            <text:p>André Guilherme Donelles Dangel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 cultura arquitetônica em Minas Gerais e seus antecedentes em Portugal e na Europa: arquitetos, mestres-de-obras e construtores e o trânsito de cultura na produção da arquitetura religiosa nas Minas Gerais setecentistas. 2006. 480f. Tese (Doutorado em História), Faculdade de Filosofia e Ciência Humanas, UFMG. Belo Horizonte, 2006</text:p>
          </table:table-cell>
          <table:table-cell office:value-type="string" calcext:value-type="string">
            <text:p><text:a xlink:href="http://www.dominiopublico.gov.br/pesquisa/DetalheObraForm.do?select_action=&amp;co_obra=29815" xlink:type="simple">http://www.dominiopublico.gov.br/pesquisa/DetalheObraForm.do?select_action=&amp;co_obra=29815</text:a></text:p>
          </table:table-cell>
        </table:table-row>
        <table:table-row table:style-name="ro2">
          <table:table-cell/>
          <table:table-cell table:style-name="Default"/>
          <table:table-cell office:value-type="string" calcext:value-type="string">
            <text:p>Cláudia Damasceno Fonseca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Rossios, chãos e terras. Revista do Arquivo Público Mineiro, Belo Horizonte, ano XLII, n. 2, jul.-dez. 2006, p. 34-41</text:p>
          </table:table-cell>
          <table:table-cell office:value-type="string" calcext:value-type="string">
            <text:p><text:a xlink:href="http://www.siaapm.cultura.mg.gov.br/acervo/rapm_pdf/Rossios_chaos_e_terras.PDF" xlink:type="simple">http://www.siaapm.cultura.mg.gov.br/acervo/rapm_pdf/Rossios_chaos_e_terras.PDF</text:a></text:p>
          </table:table-cell>
        </table:table-row>
        <table:table-row table:style-name="ro1">
          <table:table-cell/>
          <table:table-cell table:style-name="Default"/>
          <table:table-cell office:value-type="string" calcext:value-type="string">
            <text:p>Myriam Andrade Ribeiro Oliveir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Barroco e rococó nas igrejas do Rio de Janeiro. Brasília: IPHAN, 2008. 3 volumes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Fátima Justiniano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Nestor Goulart Reis 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volução urbana no Brasil 1500-1720. 2. ed. São Paulo: Pini, 2000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Gustavo Rocha-Peixot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Reflexos das luzes na terra do sol: sobre a Teoria da Arquitetura no Brasil da Independência – 1808-1831. São Paulo: ProEditores, 200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Paulo Ferreira Sant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ormação de cidades no Brasil colonial. Rio de Janeiro: Editora UFRJ, 2001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rojeto Arquitetônico I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Urbanismo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Croquis e Desenho Artístic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rojeto de Iluminaçã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Conforto Ambient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Sistemas Estruturai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Arquitetura Brasileira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rojeto Arquitetônico I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Urbanismo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Instalações Prediais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Instalações Prediais II</text:p>
          </table:table-cell>
          <table:table-cell office:value-type="string" calcext:value-type="string">
            <text:p>Marcos Rocha Viann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hidráulicas prediais. 2. ed. Belo Horizonte(MG): Imprimatur 2004. 339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berto de Carvalho Júnio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hidráulicas e o projeto de arquitetura. 6. ed. rev e amp. São Paulo: Blucher 2013. 342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uth Silveira Borges</text:p>
          </table:table-cell>
          <table:table-cell table:number-columns-repeated="3"/>
          <table:table-cell office:value-type="string" calcext:value-type="string">
            <text:p>Manual de instalações prediais hidráulico-sanitárias e de gás. 3. ed. Contagem: [s.n.] 1989. 557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Wellington Luiz Borge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. J. Macintyre</text:p>
          </table:table-cell>
          <table:table-cell table:number-columns-repeated="3"/>
          <table:table-cell office:value-type="string" calcext:value-type="string">
            <text:p>Instalações Hidráulicas: prediais e industriais. 4. ed. Rio de Janeiro: Livros Técnicos e Científicos 2010. 579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sé Queiros de Andrade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de hidráulica e de gás. Livros Técnicos e Científicos [s.n.] c1980. Xiv, 101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anderley de Oliveira Mel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prediais hidráulico-sanitárias. São Paulo: Edgard Blucher c2000. Xi, 185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sé M. Azevedo Nett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uiz Fernando Rispoli Alve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stalações prediais hidro-sanitárias: água fria, água quente, esgoto sanitário-ventilação. [S.I.][19-]. s.n. 19--] 60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akudy Tanaka</text:p>
          </table:table-cell>
          <table:table-cell table:number-columns-repeated="3"/>
          <table:table-cell office:value-type="string" calcext:value-type="string">
            <text:p>Instalações prediais hidráulicas e sanitárias. Livros Técnicos e Científicos [s.n.]1986. 208, [1] p.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Construções de Madei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Construções de Concreto Armado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GRA</text:p>
          </table:table-cell>
          <table:table-cell office:value-type="string" calcext:value-type="string">
            <text:p>Construções Metálicas I</text:p>
          </table:table-cell>
          <table:table-cell office:value-type="string" calcext:value-type="string">
            <text:p>W. Pfeil</text:p>
          </table:table-cell>
          <table:table-cell table:number-columns-repeated="3"/>
          <table:table-cell table:style-name="ce15" office:value-type="string" calcext:value-type="string">
            <text:p>Estruturas de Aço: dimensionamento prático de acordo com a NBR8800/2008. 8ª edição. ed. LTC. RJ. 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. Pfeil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ABNT</text:p>
          </table:table-cell>
          <table:table-cell table:number-columns-repeated="3"/>
          <table:table-cell table:style-name="ce15" office:value-type="string" calcext:value-type="string">
            <text:p>NBR8800 – Projeto de estrutura de aço e de estrutura mista de aço e de concreto de edificações. RJ. 2008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I. Bellei</text:p>
          </table:table-cell>
          <table:table-cell table:number-columns-repeated="3"/>
          <table:table-cell table:style-name="ce15" office:value-type="string" calcext:value-type="string">
            <text:p>Edifícios de múltiplos andares em aço. 2ª edição revisada e ampliada de acordo com a NBR8800. ed. PIN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. O. Pinh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. O. Pinh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panan C. P. Rebell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 concepção estrutural e a arquitetura. 7. ed. São Paulo: Zigurate 2011. 271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. Gattass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.A.L. Andrade</text:p>
          </table:table-cell>
          <table:table-cell table:number-columns-repeated="3"/>
          <table:table-cell table:style-name="ce15" office:value-type="string" calcext:value-type="string">
            <text:p>Comportamento de estrutura de aço. Rio de Janeiro: Pontifica Universidade Católica do Rio de Janeiro, Departamento de Engenharia Civil, 198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icardo HallalFakury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álculo de estruturas de aço. Belo Horizonte: Escola de Engenharia 1984. 214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i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ço e arquitetura: estudo de edificações no Brasil. São Paulo: Zigurate 2001. 171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ricles Barreto de Andrade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urso básico de estruturas de aço: conforme NBR8800. Belo Horizonte: IEA 1994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rojeto Arquitetura de Construções Metálicas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lanejamento Urbano e Regional 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aisagis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Sustentabilidade em Arquitetura e Urbanis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Construções Metálicas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rojeto de Restauração-Revitalização Arquitetôn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lanejamento Urbano e Regional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Legislação e Exercício Profissional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rabalho Final de Graduação I</text:p>
          </table:table-cell>
          <table:table-cell office:value-type="string" calcext:value-type="string">
            <text:p>F. Appolinário</text:p>
          </table:table-cell>
          <table:table-cell table:number-columns-repeated="3"/>
          <table:table-cell office:value-type="string" calcext:value-type="string">
            <text:p>Metodologia da ciência, filosofia e prática da pesquisa. São Paulo: Editora Pioneira Thomson Learning, 20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.Demo</text:p>
          </table:table-cell>
          <table:table-cell table:number-columns-repeated="3"/>
          <table:table-cell office:value-type="string" calcext:value-type="string">
            <text:p>Metodologia do conhecimento científico. 1ª ed., 3ª tir., São Paulo: Editora Atlas, 2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umberto Eco</text:p>
          </table:table-cell>
          <table:table-cell table:number-columns-repeated="3"/>
          <table:table-cell office:value-type="string" calcext:value-type="string">
            <text:p>Como se faz uma tese. 18.ed. São Paulo: Perspectiva, 200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. J. S. Fonseca</text:p>
          </table:table-cell>
          <table:table-cell table:number-columns-repeated="3"/>
          <table:table-cell office:value-type="string" calcext:value-type="string">
            <text:p>Metodologia da pesquisa científica. Apostila do curso de especialização em comunidades virtuais de aprendizagem – informática educativa. Universidade Estadual do Ceará, Ceará, 2002</text:p>
          </table:table-cell>
          <table:table-cell office:value-type="string" calcext:value-type="string">
            <text:p>http://www.ia.ufrrj.br/ppgea/conteudo/conteudo-2012-1/1SF/Sandra/apostilaMetodologi a.pdf.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. A. Marconi</text:p>
          </table:table-cell>
          <table:table-cell table:number-columns-repeated="3"/>
          <table:table-cell office:value-type="string" calcext:value-type="string">
            <text:p>Fundamentos de metodologia científica. 6ª ed., São Paulo: Editora Atlas, 20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. V. Lakato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. A. Marconi</text:p>
          </table:table-cell>
          <table:table-cell table:number-columns-repeated="3"/>
          <table:table-cell office:value-type="string" calcext:value-type="string">
            <text:p>Metodologia do trabalho científico: procedimentos básicos, pesquisa bibliográfica, projeto e relatório, publicações e trabalhos científicos. São Paulo: Atlas, 200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. V. Lakato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aria Cecília de Souza Minayo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O desafio do conhecimento. São Paulo: Hucitec,199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ia Cecília de Souza Minayo</text:p>
          </table:table-cell>
          <table:table-cell table:number-columns-repeated="3"/>
          <table:table-cell office:value-type="string" calcext:value-type="string">
            <text:p>Pesquisa social: teoria, método e criatividade. Petrópolis: Vozes, 199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. V. Salomon</text:p>
          </table:table-cell>
          <table:table-cell table:number-columns-repeated="3"/>
          <table:table-cell office:value-type="string" calcext:value-type="string">
            <text:p>Como fazer uma monografia. São Paulo: Editora Martins Fontes, 20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raldo Serr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Pesquisa em arquitetura e urbanismo: guia prático para o trabalho de pesquisadores em pós-graduação. São Paulo: EDUSP, 200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érgio C. Reis</text:p>
          </table:table-cell>
          <table:table-cell table:number-columns-repeated="3"/>
          <table:table-cell office:value-type="string" calcext:value-type="string">
            <text:p>Manual de normalização: trabalhos científicos, Juiz de Fora, 2019. 128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erezinha Richartz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A. D. B. Gleicion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UFOP</text:p>
          </table:table-cell>
          <table:table-cell table:number-columns-repeated="3"/>
          <table:table-cell office:value-type="string" calcext:value-type="string">
            <text:p>Guia para normalização bibliográfica de trabalhos acadêmicos. 2ª ed. 2ª rev. Universidade Federal de Ouro Preto: Ouro Preto, 2019. 50 p.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Saneamento Urbano</text:p>
          </table:table-cell>
          <table:table-cell office:value-type="string" calcext:value-type="string">
            <text:p>Raphael Tobias de Vasconcel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lementos de resíduos sólidos. Belo Horizonte: Tessitura, 20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ia Luiza Otero D’Almeid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Lixo Municipal: manual de gerenciamento integrado. 2. ed. S]ao Paulo: IPT/CEMPRE, 2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dré Vilhena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éo Helle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bastecimento de água para consumo humano. 2 ed. Belo Horizonte. Ed. UFMG, 201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. L. Pádu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. R. Leite</text:p>
          </table:table-cell>
          <table:table-cell table:number-columns-repeated="3"/>
          <table:table-cell office:value-type="string" calcext:value-type="string">
            <text:p>Logística Reversa: Meio Ambiente e Competitividade. 2. ed. São Paulo. Ed. Prentice Hall. 200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celo Libâni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undamentos de quantidade e tratamento de água. 2. ed. Campinas: Ed. Átomo, 2008. v. 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sé Henrique Penido Monteir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de Gerenciamento Integrado de Resíduos Sólidos. Rio de Janeiro: I IBAM, 2001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ilton Tomoyuki Tsutiy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bastecimento de água. 1 ed. São Paulo: Departamento de Engenharia Hidráulica e Sanitária da Escola Politécnica da Universidade de São Paulo, 200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Milton Tomoyuki Tsutiy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Coleta e transporte de esgoto sanitário. 2 ed. São Paulo: Departamento de Engenharia Hidráulica e Sanitária da Escola Politécnica da Universidade de São Paulo, 2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edro Alem Sobrinh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C. E. M. Tucci</text:p>
          </table:table-cell>
          <table:table-cell table:number-columns-repeated="3"/>
          <table:table-cell table:style-name="ce15" office:value-type="string" calcext:value-type="string">
            <text:p>Drenagem Urbana. Porto Alegre: Editora da Universidade (FRGGS) e ABRH Associação Brasileira de Recursos Hídricos, 199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. L. Port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M. T. Barros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. E. M. Tucci</text:p>
          </table:table-cell>
          <table:table-cell table:number-columns-repeated="3"/>
          <table:table-cell table:style-name="ce15" office:value-type="string" calcext:value-type="string">
            <text:p>Inundações Urbanas. 1 ed. Porto Alegre. Associação Brasileira de Recursos Hídricos (ABRH). 2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cos Rocha Viann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Hidráulica aplicada às estações de tratamento de água. 3. ed. Belo Horizonte: Ed. Imprimatur, 1997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arcos Von Sperling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rincípios do tratamento biológico de águas resuduárias: princípios básicos do tratamento de esgoto. 3. ed. Belo Horizonte – UFMG, 1996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arcos Von Sperling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rincípios do tratamento biológico de águas resuduárias: introdução à qualidade e ao tratamento de esgoto. 3. ed. Belo Horizonte – UFMG, 2005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Legislação ambiental</text:p>
          </table:table-cell>
          <table:table-cell table:number-columns-repeated="3"/>
          <table:table-cell office:value-type="string" calcext:value-type="string">
            <text:p>Resolução CONAMA n° 357/2005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Resolução CONAMA n° 430/201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Deliberação Normativa Conjunta COPAM – CERH n° 01 /200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Portaria do Ministério da Saúde n° 2914/ 2011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Normas ABNT</text:p>
          </table:table-cell>
          <table:table-cell table:number-columns-repeated="3"/>
          <table:table-cell office:value-type="string" calcext:value-type="string">
            <text:p>NBR 1221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1221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1396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722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1000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964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4"/>
          <table:table-cell office:value-type="string" calcext:value-type="string">
            <text:p>NBR 9649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Projeto Integrado de Arquitetura, Urbanismo e Paisagismo</text:p>
          </table:table-cell>
          <table:table-cell office:value-type="string" calcext:value-type="string">
            <text:p>Jan Gehl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idades para Pessoas. São Paulo: Perspectiva, 2013. 280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is Alberto de C. Gouvei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idade Vida. São Paulo: Nobel, 2008, 236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an L. Mascar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fraestrutura Urbana. Porto Alegre: Masquatro, 2005. 207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Benedito Abbud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riando Paisagens. São Paulo: SENAC, 2006. 207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Vicente Del Ri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Introdução ao Desenho Urbano no Processo de Planejamento. São Paulo: PINI, 1990. 198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uan L. Mascar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Loteamentos urbanos. 2. ed. Porto Alegre: Masquatro, 20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Ian Bentley</text:p>
          </table:table-cell>
          <table:table-cell table:number-columns-repeated="3"/>
          <table:table-cell office:value-type="string" calcext:value-type="string">
            <text:p>Responsive environments: a manual for designers. London: Archictectural Press. 1985. 152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an Alcock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Paul Murrai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Sue McGlyn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Graham Smith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BIG Bjarke Ingles Group</text:p>
          </table:table-cell>
          <table:table-cell table:number-columns-repeated="3"/>
          <table:table-cell office:value-type="string" calcext:value-type="string">
            <text:p>Yes is More: Um arqui-comic sobre a Evolução Arquitectónica. Barcelona: Taschen, 2011. 400 p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Nabil Georges Bonduki</text:p>
          </table:table-cell>
          <table:table-cell table:number-columns-repeated="3"/>
          <table:table-cell table:style-name="ce15" office:value-type="string" calcext:value-type="string">
            <text:p>Origens da habitação social no Brasil. Arquitetura moderna, lei do inquilino e difusão da casa própria. São Paulo: Estação Liberdade/FAPESP, 19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berto L. Corrê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Espaço Urbano. São Paulo: Ed. Ática, 2005, 94 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rdon Cullen</text:p>
          </table:table-cell>
          <table:table-cell table:number-columns-repeated="3"/>
          <table:table-cell office:value-type="string" calcext:value-type="string">
            <text:p>Paisagem urbana. São paulo: Martins Fontes, 198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Fábio Figuero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Habitação coletiva e a evolução da quadra.</text:p>
          </table:table-cell>
          <table:table-cell office:value-type="string" calcext:value-type="string">
            <text:p>http://www.vitruvius.com.br/ revistas/read/arquitextos/06.069/38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ilary French</text:p>
          </table:table-cell>
          <table:table-cell table:number-columns-repeated="3"/>
          <table:table-cell office:value-type="string" calcext:value-type="string">
            <text:p>Os Mais Importantes Conjuntos Habitacionais do Século XX. Porto Alegre: Bookman, 2009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bílio Guerra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Quadra aberta</text:p>
          </table:table-cell>
          <table:table-cell office:value-type="string" calcext:value-type="string">
            <text:p>http://www.vitruvius.com.br/revistas/read/projetos/ 11.124/381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ane Jacobs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Morte e vida de grandes cidades. São Paulo: Martins Fontes, 2000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lke Kapp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Uma tipologia de espaços cotidianos. Riscos: Revista de Pesquisa em Arquitetura e Urbanismo. v.15, p. 5-37, 2012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arlos Nelson F. Dos Sant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 cidade como um jogo de cartas. São Paulo: Projeto, 1988. 192 p.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rojeto de Interior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Técnicas de Retrospectiv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Trabalho Final de Graduação II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Estágio Supervisionad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</text:p>
          </table:table-cell>
          <table:table-cell office:value-type="string" calcext:value-type="string">
            <text:p>Técnicas Construtivas</text:p>
          </table:table-cell>
          <table:table-cell office:value-type="string" calcext:value-type="string">
            <text:p>Walid Yazigi</text:p>
          </table:table-cell>
          <table:table-cell table:number-columns-repeated="3"/>
          <table:table-cell office:value-type="string" calcext:value-type="string">
            <text:p>A técnica de edificar – ed. PINI, 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élio Azeve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edifício até sua cobertura – ed. Blucher, 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élio Azeve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O edifício até seu acabamento – ed. Blucher, 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lber Guerra</text:p>
          </table:table-cell>
          <table:table-cell table:number-columns-repeated="3"/>
          <table:table-cell office:value-type="string" calcext:value-type="string">
            <text:p>Cadderno de Encargos – ed. PINI, SP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dward Alle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undamentos da Engenharia de Edificações 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seph Ian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Ernesto Rippe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omo evitar erros na construção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tônio Fiorit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de argamassas e revestimentos – Antônio Fiorito</text:p>
          </table:table-cell>
          <table:table-cell/>
        </table:table-row>
        <table:table-row table:style-name="ro1">
          <table:table-cell office:value-type="string" calcext:value-type="string">
            <text:p>GRA</text:p>
          </table:table-cell>
          <table:table-cell table:style-name="ce5" office:value-type="string" calcext:value-type="string">
            <text:p>Patologia das Construçõ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</text:p>
          </table:table-cell>
          <table:table-cell table:style-name="ce5" office:value-type="string" calcext:value-type="string">
            <text:p>Coordenação Modula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</text:p>
          </table:table-cell>
          <table:table-cell table:style-name="ce5" office:value-type="string" calcext:value-type="string">
            <text:p>Metodologia do Trabalho Cientific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</text:p>
          </table:table-cell>
          <table:table-cell office:value-type="string" calcext:value-type="string">
            <text:p>Arquitetura em Aço</text:p>
          </table:table-cell>
          <table:table-cell office:value-type="string" calcext:value-type="string">
            <text:p>Lui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struturas de aço: conceitos, técnicas e linguagem. 2. ed. São Paulo: Zigurate, 1998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Lui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ço e arquitetura: estudo de edificações no Brasil. São Paulo: Zigurate 200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uizio Fontana Margarido</text:p>
          </table:table-cell>
          <table:table-cell table:number-columns-repeated="3"/>
          <table:table-cell office:value-type="string" calcext:value-type="string">
            <text:p>O uso do aço na arquitetura. Rio de Janeiro: IBS/CBCA, 2007</text:p>
          </table:table-cell>
          <table:table-cell office:value-type="string" calcext:value-type="string">
            <text:p><text:a xlink:href="http://www.cbca-acobrasil.org.br/apostilas-e-trabalhos-detalhes.php?cod=1&amp;bsc=ativar" xlink:type="simple">http://www.cbca-acobrasil.org.br/apostilas-e-trabalhos-detalhes.php?cod=1&amp;bsc=ativar</text:a>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eino Engel</text:p>
          </table:table-cell>
          <table:table-cell table:number-columns-repeated="3"/>
          <table:table-cell office:value-type="string" calcext:value-type="string">
            <text:p>Sistemas de estructuras: sistemas estruturais. Barcelona: Gustavo Gili, 200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ão Marcos Lopes</text:p>
          </table:table-cell>
          <table:table-cell table:number-columns-repeated="3"/>
          <table:table-cell office:value-type="string" calcext:value-type="string">
            <text:p>Arquiteturas da engenharia ou engenharias da arquitetura. São Paulo: Mandarim, 2006. p. 135-16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ta Bogéa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panan C. P. Rebello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Yopanan C. P. Rebello</text:p>
          </table:table-cell>
          <table:table-cell table:number-columns-repeated="3"/>
          <table:table-cell office:value-type="string" calcext:value-type="string">
            <text:p>A concepção estrutural e a arquitetura. 7. ed. São Paulo: Zigurate 2007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Yopanan C. P. Rebello</text:p>
          </table:table-cell>
          <table:table-cell table:number-columns-repeated="3"/>
          <table:table-cell office:value-type="string" calcext:value-type="string">
            <text:p>Estruturas de aço, concreto e madeira: atendimento da expectativa dimensional, Siegbert, 2005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egbert Zanettini</text:p>
          </table:table-cell>
          <table:table-cell table:number-columns-repeated="3"/>
          <table:table-cell office:value-type="string" calcext:value-type="string">
            <text:p>Siegbert Zanettini, arquitetura, razão, sensibilidade. São Paulo: EdUSP, 2002</text:p>
          </table:table-cell>
          <table:table-cell/>
        </table:table-row>
        <table:table-row table:style-name="ro3">
          <table:table-cell table:number-columns-repeated="2"/>
          <table:table-cell table:style-name="ce15" office:value-type="string" calcext:value-type="string">
            <text:p>Betina Guimarães dos Santos e Castr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tilização de estruturas metálicas em edificações residenciais unifamiliares. 2005. 188 f. Dissertação (Mestrado em Engenharia Civil) - Escola de Minas, Universidade Federal de Ouro Preto, Ouro Preto, 2005.</text:p>
          </table:table-cell>
          <table:table-cell office:value-type="string" calcext:value-type="string">
            <text:p><text:a xlink:href="http://www.propec.ufop.br/index/tese.php?idtese=105" xlink:type="simple">http://www.propec.ufop.br/index/tese.php?idtese=105</text:a></text:p>
          </table:table-cell>
        </table:table-row>
        <table:table-row table:style-name="ro2">
          <table:table-cell table:number-columns-repeated="2"/>
          <table:table-cell table:style-name="ce15" office:value-type="string" calcext:value-type="string">
            <text:p>Eduardo Mariano Cavalcante de Castr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atologia dos edifícios em estrutura metálica. 1999. 190 f. Dissertação (Mestrado em Engenharia Civil) - Escola de Minas, Universidade Federal de Ouro Preto, Ouro Preto, 1999.</text:p>
          </table:table-cell>
          <table:table-cell office:value-type="string" calcext:value-type="string">
            <text:p><text:a xlink:href="http://www.propec.ufop.br/index/tese.php?idtese=18" xlink:type="simple">http://www.propec.ufop.br/index/tese.php?idtese=18</text:a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oberto de Araújo Coe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Sistema construtivo integrado em estrutura metálica. 2003. 269 f. Dissertação (Mestrado em Engenharia Civil) - Escola de Engenharia, Universidade Federal de Minas Gerais, Belo Horizonte, 2003.</text:p>
          </table:table-cell>
          <table:table-cell office:value-type="string" calcext:value-type="string">
            <text:p><text:a xlink:href="http://www.pos.dees.ufmg.br/defesas/195M.PDF" xlink:type="simple">http://www.pos.dees.ufmg.br/defesas/195M.PDF</text:a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egina Maria Xavier Costa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O uso de perfis tubulares metálicos em estruturas de edifícios e sua interface com o sistema de fechamento vertical externo. 2004. 162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77" xlink:type="simple">http://www.propec.ufop.br/index/tese.php?idtese=77</text:a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Renata Cristina Moraes de Crast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Arquitetura e tecnologia em sistemas construtivos industrializados: Light Steel Framing. 2005. 231 f. Dissertação (Mestrado em Engenharia Civil) - Escola de Minas, Universidade Federal de Ouro Preto, Ouro Preto, 2005</text:p>
          </table:table-cell>
          <table:table-cell office:value-type="string" calcext:value-type="string">
            <text:p><text:a xlink:href="http://www.propec.ufop.br/index/tese.php?idtese=95" xlink:type="simple">http://www.propec.ufop.br/index/tese.php?idtese=95</text:a>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ntônio de Pádua Felg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assarelas urbanas em estrutura de aço. 2004. 118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86" xlink:type="simple">http://www.propec.ufop.br/index/tese.php?idtese=86</text:a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Célio da Silveira Firm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Estruturas tubulares enrijecidas por superfícies de dupla curvatura (hiperbólicas). 2003. 194 f. Dissertação (Mestrado em Engenharia Civil) - Escola de Minas, Universidade Federal de Ouro Preto, Ouro Preto, 2003</text:p>
          </table:table-cell>
          <table:table-cell office:value-type="string" calcext:value-type="string">
            <text:p><text:a xlink:href="http://www.propec.ufop.br/index/tese.php?idtese=59" xlink:type="simple">http://www.propec.ufop.br/index/tese.php?idtese=59</text:a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Paulo Gustavo von Kruger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nálise de painéis de vedação nas edificações em estrutura metálica. 2000. 167 f. Dissertação (Mestrado em Engenharia Civil) - Escola de Minas, Universidade Federal de Ouro Preto, Ouro Preto, 2000</text:p>
          </table:table-cell>
          <table:table-cell office:value-type="string" calcext:value-type="string">
            <text:p> <text:a xlink:href="http://www.propec.ufop.br/index/tese.php?idtese=25" xlink:type="simple">http://www.propec.ufop.br/index/tese.php?idtese=25</text:a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Eliana Ferreira Nunes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Investigação qualitativa da eficiência de um projeto de cobertura em membrana estrutural. 2012. 243 f. Tese (Doutorado em Engenharia Civil) - Escola de Minas, Universidade Federal de Ouro Preto, Ouro Preto, 2012</text:p>
          </table:table-cell>
          <table:table-cell office:value-type="string" calcext:value-type="string">
            <text:p><text:a xlink:href="http://www.propec.ufop.br/upload/tese189.pdf" xlink:type="simple">http://www.propec.ufop.br/upload/tese189.pdf</text:a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Hilda Cotegipe Pellic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Proposta de sistema construtivo modular para coberturas usando perfis tubulares. 2004. 202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88" xlink:type="simple">http://www.propec.ufop.br/index/tese.php?idtese=88</text:a></text:p>
          </table:table-cell>
        </table:table-row>
        <table:table-row table:style-name="ro3">
          <table:table-cell table:number-columns-repeated="2"/>
          <table:table-cell office:value-type="string" calcext:value-type="string">
            <text:p>Urânia Costa Sales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Mapeamento dos problemas gerados na associação entre sistemas de vedação e estrutura metálica e caracterização acústica e vibratória de painéis de vedação. 2001. 270 f. Dissertação (Mestrado em Engenharia Civil) - Escola de Minas, Universidade Federal de Ouro Preto, Ouro Preto, 2001</text:p>
          </table:table-cell>
          <table:table-cell office:value-type="string" calcext:value-type="string">
            <text:p><text:a xlink:href="http://www.propec.ufop.br/index/tese.php?idtese=32" xlink:type="simple">http://www.propec.ufop.br/index/tese.php?idtese=32</text:a></text:p>
          </table:table-cell>
        </table:table-row>
        <table:table-row table:style-name="ro3">
          <table:table-cell table:number-columns-repeated="2"/>
          <table:table-cell table:style-name="ce15" office:value-type="string" calcext:value-type="string">
            <text:p>Ascanio Merrighi de Figueiredo Silv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Uma concepção arquitetônica de edifício residencial em estrutura e componentes construtivos fabricados a partir de aços planos. 2004. 139 f. Dissertação (Mestrado em Engenharia Civil) - Escola de Minas, Universidade Federal de Ouro Preto, Ouro Preto, 2004</text:p>
          </table:table-cell>
          <table:table-cell office:value-type="string" calcext:value-type="string">
            <text:p><text:a xlink:href="http://www.propec.ufop.br/index/tese.php?idtese=78" xlink:type="simple">http://www.propec.ufop.br/index/tese.php?idtese=78</text:a>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table:style-name="ce5" office:value-type="string" calcext:value-type="string">
            <text:p>Sistemas Estruturais para Edifícios em Aç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</text:p>
          </table:table-cell>
          <table:table-cell table:style-name="ce5" office:value-type="string" calcext:value-type="string">
            <text:p>Edifícios de Andares Múltiplos Estruturados em Aç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ES</text:p>
          </table:table-cell>
          <table:table-cell table:style-name="ce5" office:value-type="string" calcext:value-type="string">
            <text:p>Estabilidade das Construções Metálicas</text:p>
          </table:table-cell>
          <table:table-cell table:number-columns-repeated="6"/>
        </table:table-row>
        <table:table-row table:style-name="ro3">
          <table:table-cell office:value-type="string" calcext:value-type="string">
            <text:p>MES</text:p>
          </table:table-cell>
          <table:table-cell table:style-name="ce16" office:value-type="string" calcext:value-type="string">
            <text:p>Processos de Projeto e Planejamento de Edifícios Verticais em Construção Metálica</text:p>
          </table:table-cell>
          <table:table-cell office:value-type="string" calcext:value-type="string">
            <text:p>Maristela Bauermann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Uma investigação sobre o processo de projeto em edifícios de andares múltiplos em aço. 2002. 268 f. Dissertação (Mestrado em Engenharia Civil) - Escola de Minas, Universidade Federal de Ouro Preto, Ouro Preto, 2002</text:p>
          </table:table-cell>
          <table:table-cell office:value-type="string" calcext:value-type="string">
            <text:p><text:a xlink:href="http://www.propec.ufop.br/index/tese.php?idtese=44" xlink:type="simple">http://www.propec.ufop.br/index/tese.php?idtese=44</text:a></text:p>
          </table:table-cell>
        </table:table-row>
        <table:table-row table:style-name="ro1">
          <table:table-cell/>
          <table:table-cell table:style-name="ce16"/>
          <table:table-cell office:value-type="string" calcext:value-type="string">
            <text:p>Luí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ço e arquitetura: estudo de edificações no Brasil. São Paulo: Zigurate, 2004</text:p>
          </table:table-cell>
          <table:table-cell/>
        </table:table-row>
        <table:table-row table:style-name="ro2">
          <table:table-cell/>
          <table:table-cell table:style-name="ce16"/>
          <table:table-cell office:value-type="string" calcext:value-type="string">
            <text:p>Márcio Minto Fabríci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Projeto simultâneo na construção de edifícios. 2002. 328 f. Tese (Doutorado em Engenharia Civil) - Escola Politécnica, Universidade de São Paulo, São Paulo, 2002</text:p>
          </table:table-cell>
          <table:table-cell table:style-name="ce15" office:value-type="string" calcext:value-type="string">
            <text:p><text:a xlink:href="http://globalconstroi.com/images/stories/Manuais_tecnicos/2010/projecto_simultaneo_const_edificios/Projeto_Simultaneo_TESE1.pdf" xlink:type="simple">http://globalconstroi.com/images/stories/Manuais_tecnicos/2010/projecto_simultaneo_const_edificios/Projeto_Simultaneo_TESE1.pdf</text:a></text:p>
          </table:table-cell>
        </table:table-row>
        <table:table-row table:style-name="ro3">
          <table:table-cell/>
          <table:table-cell table:style-name="ce16"/>
          <table:table-cell office:value-type="string" calcext:value-type="string">
            <text:p>Renata Bacelar Teixeira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Análise da gestão do processo de projeto estrutural em construções metálicas. 2007. 248 f. Dissertação (Mestrado em Engenharia de Estruturas) - Escola de Engenharia, Universidade Federal de Minas Gerais, Belo Horizonte, 2007</text:p>
          </table:table-cell>
          <table:table-cell office:value-type="string" calcext:value-type="string">
            <text:p><text:a xlink:href="http://www.bibliotecadigital.ufmg.br/dspace/bitstream/handle/1843/PASA-89AG8X/206.pdf?sequence=1" xlink:type="simple">http://www.bibliotecadigital.ufmg.br/dspace/bitstream/handle/1843/PASA-89AG8X/206.pdf?sequence=1</text:a></text:p>
          </table:table-cell>
        </table:table-row>
        <table:table-row table:style-name="ro1">
          <table:table-cell/>
          <table:table-cell table:style-name="ce16"/>
          <table:table-cell office:value-type="string" calcext:value-type="string">
            <text:p>Ildony H. Bellei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difícios de múltiplos andares em aço. São Paulo: PINI, 200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Fernando Ottoboni Pinh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office:value-type="string" calcext:value-type="string">
            <text:p>Mauro Ottoboni Pinh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16"/>
          <table:table-cell office:value-type="string" calcext:value-type="string">
            <text:p>Luí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dificações de aço no Brasil. 4. ed. São Paulo: Zigurate, 201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SIDERBRAS</text:p>
          </table:table-cell>
          <table:table-cell table:number-columns-repeated="3"/>
          <table:table-cell office:value-type="string" calcext:value-type="string">
            <text:p>EDIFÍCIOS de andares múltiplos. 3. ed. Belo Horizonte: Açominas; Brasília: SIDERBRAS, 1982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Heino Engel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Sistemas de estructuras: sistemas estruturais. Barcelona: Gustavo Gili, 2001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Silvio Burattino Mel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Metodologia de projeto voltada à qualidade na construção de edifícios. In: ENCONTRO NACIONAL DE TECNOLOGIA DO AMBIENTE CONSTRUÍDO: qualidade no processo construtivo, 7., 1998, Florianópolis. Anais... Florianópolis: UFSC/ANTAC, 1998. v.2, p.739-47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Silvio Burattino Mel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Gestão, cooperação e integração para um novo modelo voltado a qualidade do processo de projeto na construção de edifícios. 2001. Tese (Livre-docência) - Escola Politécnica, Universidade de São Paulo, São Paulo, 2001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Roberto de Araújo Coelh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Sistema construtivo integrado em estrutura metálica. 2003. 269 f. Dissertação (Mestrado em Engenharia Civil) - Escola de Engenharia, Universidade Federal de Minas Gerais, Belo Horizonte, 2003.</text:p>
          </table:table-cell>
          <table:table-cell/>
        </table:table-row>
        <table:table-row table:style-name="ro3">
          <table:table-cell/>
          <table:table-cell table:style-name="ce16"/>
          <table:table-cell office:value-type="string" calcext:value-type="string">
            <text:p>Renata Cristina Moraes de Crasto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Arquitetura e tecnologia em sistemas construtivos industrializados: Light Steel Framing. 2005. 231 f. Dissertação (Mestrado em Engenharia Civil) - Escola de Minas, Universidade Federal de Ouro Preto, Ouro Preto, 2005</text:p>
          </table:table-cell>
          <table:table-cell/>
        </table:table-row>
        <table:table-row table:style-name="ro3">
          <table:table-cell/>
          <table:table-cell table:style-name="ce16"/>
          <table:table-cell table:style-name="ce15" office:value-type="string" calcext:value-type="string">
            <text:p>Ascanio Merrighi de Figueiredo Silva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Uma concepção arquitetônica de edifício residencial em estrutura e componentes construtivos fabricados a partir de aços planos. 2004. 139 f. Dissertação (Mestrado em Engenharia Civil) - Escola de Minas, Universidade Federal de Ouro Preto, Ouro Preto, 200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Luís Andrade de Mat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Estruturas híbridas e mistas de aço e concreto. São Paulo: Zigurate, 2014</text:p>
          </table:table-cell>
          <table:table-cell/>
        </table:table-row>
        <table:table-row table:style-name="ro1">
          <table:table-cell/>
          <table:table-cell table:style-name="ce16"/>
          <table:table-cell office:value-type="string" calcext:value-type="string">
            <text:p>Silvio Burattino Melhado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Coordenação de projetos de edificações. São Paulo: O Nome da Rosa, 2005</text:p>
          </table:table-cell>
          <table:table-cell/>
        </table:table-row>
        <table:table-row table:style-name="ro2">
          <table:table-cell/>
          <table:table-cell table:style-name="ce16"/>
          <table:table-cell table:style-name="ce15" office:value-type="string" calcext:value-type="string">
            <text:p>CENTRO Brasileiro da Construção em Aço (CBCA)</text:p>
          </table:table-cell>
          <table:table-cell table:number-columns-repeated="3"/>
          <table:table-cell office:value-type="string" calcext:value-type="string">
            <text:p>Guia Brasil da construção em aço. São Paulo: CBCA, 2015</text:p>
          </table:table-cell>
          <table:table-cell office:value-type="string" calcext:value-type="string">
            <text:p><text:a xlink:href="http://www.cbca-acobrasil.org.br/guia-brasil-da-construcao-em-aco/home.php" xlink:type="simple">http://www.cbca-acobrasil.org.br/guia-brasil-da-construcao-em-aco/home.php</text:a></text:p>
          </table:table-cell>
        </table:table-row>
        <table:table-row table:style-name="ro1">
          <table:table-cell office:value-type="string" calcext:value-type="string">
            <text:p>MES</text:p>
          </table:table-cell>
          <table:table-cell table:style-name="ce5" office:value-type="string" calcext:value-type="string">
            <text:p>Patologia das Construções Metálic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 table:style-name="ce5" office:value-type="string" calcext:value-type="string">
            <text:p>BIM 10D Construção industrializad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SP</text:p>
          </table:table-cell>
          <table:table-cell office:value-type="string" calcext:value-type="string">
            <text:p>BIM 3D Modelagem paramétrica</text:p>
          </table:table-cell>
          <table:table-cell table:style-name="ce15" office:value-type="string" calcext:value-type="string">
            <text:p>Cláudia Campos Netto Alves de Lim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Autodesk Revit Architecture 2016. São Paulo, SP: Érica, 20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ianpietro Sanzi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Desenho de perspectiva. São Paulo Erica 201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Willem Kymmell</text:p>
          </table:table-cell>
          <table:table-cell table:number-columns-repeated="3"/>
          <table:table-cell table:style-name="ce15" office:value-type="string" calcext:value-type="string">
            <text:p>Building Information Modeling Planning and Managing Construction Projexts with 4D CAD and Simulations, New York: McGraw Hill, 2008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ichard Garber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BIM design: realising the creative potencial of building information modeling. Chichester, West Sussex, United Kingdom&gt; John Wiley Sussex, United Kingdom: John Wiley &amp; Sons, 20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k Lawso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Design in modular construction. Boca Raton: CRC Press, Taylor &amp; Francis Group.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aymond Ogden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hris I. Goodier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Charles M Eastman (et al.)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Manual de BIM: um guia de modelagem da informação da construção para arquitetos, engenheiros, gerentes, construtoraes e incorporadores. Porto Alegre, RS: Bookman, 2014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Rendow Yee</text:p>
          </table:table-cell>
          <table:table-cell table:number-columns-repeated="3"/>
          <table:table-cell table:style-name="ce15" office:value-type="string" calcext:value-type="string">
            <text:p>Desenho arquitetônico: um compêndiio visual de tipos e métodos. 4. ed. Rio de Janeiro, RJ: LTC, 20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ack C. McCormac</text:p>
          </table:table-cell>
          <table:table-cell table:number-columns-repeated="3"/>
          <table:table-cell office:value-type="string" calcext:value-type="string">
            <text:p>Análise estrutural usando método clássico e métodos matriciais. 4. Rio de Janeiro LTC 2009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ce5" office:value-type="string" calcext:value-type="string">
            <text:p>BIM 4D Planejamento e controle de obra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 table:style-name="ce5" office:value-type="string" calcext:value-type="string">
            <text:p>BIM 5D Custos e orçament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 table:style-name="ce5" office:value-type="string" calcext:value-type="string">
            <text:p>BIM 6D Análise energátic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 table:style-name="ce5" office:value-type="string" calcext:value-type="string">
            <text:p>BIM 7D Gestão de Instalaçõ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 table:style-name="ce5" office:value-type="string" calcext:value-type="string">
            <text:p>BIM 8D Seguranç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SP</text:p>
          </table:table-cell>
          <table:table-cell table:style-name="ce5" office:value-type="string" calcext:value-type="string">
            <text:p>BIM 9D Lean Construction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ESP</text:p>
          </table:table-cell>
          <table:table-cell office:value-type="string" calcext:value-type="string">
            <text:p>Gestão de Processos</text:p>
          </table:table-cell>
          <table:table-cell table:style-name="ce15" office:value-type="string" calcext:value-type="string">
            <text:p>ABDI – Agência Brasileira de Desenvolvimento industrial</text:p>
          </table:table-cell>
          <table:table-cell table:number-columns-repeated="3"/>
          <table:table-cell table:style-name="ce15" office:value-type="string" calcext:value-type="string">
            <text:p>A Implantação de Processos BIM. A Implantação de Processos BIM: Coletânea Guias BIM ABDI-MDIC/Agência Brasileira de Desenvolvimento Industrial. - Brasília, DF: ABDI, 2017. Vol. 6</text:p>
          </table:table-cell>
          <table:table-cell/>
        </table:table-row>
        <table:table-row table:style-name="ro2">
          <table:table-cell table:number-columns-repeated="2"/>
          <table:table-cell table:style-name="ce13" office:value-type="string" calcext:value-type="string">
            <text:p>Luis César G. de Arauj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Gestão de processos: melhores resultados e excelência organizacional – 2. ed. - São Paulo: Atlas, 2017</text:p>
          </table:table-cell>
          <table:table-cell/>
        </table:table-row>
        <table:table-row table:style-name="ro1">
          <table:table-cell table:number-columns-repeated="2"/>
          <table:table-cell table:style-name="ce13" office:value-type="string" calcext:value-type="string">
            <text:p>Adriana Amadeu Garcia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3" office:value-type="string" calcext:value-type="string">
            <text:p>Simone Martines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T. Cruz</text:p>
          </table:table-cell>
          <table:table-cell table:number-columns-repeated="3"/>
          <table:table-cell table:style-name="ce15" office:value-type="string" calcext:value-type="string">
            <text:p>Manual de técnicas administrativas: métodos e procedimentos com formulários. 1. ed. - São Paulo: Atlas, 2018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Eastman (et al.)</text:p>
          </table:table-cell>
          <table:table-cell table:number-columns-repeated="3"/>
          <table:table-cell table:style-name="ce15" office:value-type="string" calcext:value-type="string">
            <text:p>Manual de BIM: um guia de modelagem da informação da construção para arquitetos, engenheiros, gerentes, construtoraes e incorporadores. Porto Alegre, RS: Bookman, 20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imone Pradella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Gestão de processos: da teoria à prática. 4. reimpr. - São Paulo: Atlas, 20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João Carlos Furtado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iane Mahlmann Kipper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BPMP</text:p>
          </table:table-cell>
          <table:table-cell table:number-columns-repeated="3"/>
          <table:table-cell table:style-name="ce15" office:value-type="string" calcext:value-type="string">
            <text:p>Guia para Gerenciamento de Processos de Negócio – BPM CBOK – versão 3.0. - São Paulo: ABMP 2013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rcos Ronaldo Alberti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Gestão de processos e técnicas de produção enxuta. Curitiba: InterSaberes, 2016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eráclito Lopes Jaguaribe Ponte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Jan vom Brocke</text:p>
          </table:table-cell>
          <table:table-cell table:number-columns-repeated="3"/>
          <table:table-cell office:value-type="string" calcext:value-type="string">
            <text:p>Manual de BPM: gestão de processos de negócio. Alegre: Bookman, 2013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Sergio Vidal dos Santos Dias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Auditoria de processos organizacionais: teoria, finalidade, metodologia de trabalho e resultados esperados. - 4. ed. - São Paulo: Atlas, 2015</text:p>
          </table:table-cell>
          <table:table-cell/>
        </table:table-row>
        <table:table-row table:style-name="ro5">
          <table:table-cell office:value-type="string" calcext:value-type="string">
            <text:p>ESP</text:p>
          </table:table-cell>
          <table:table-cell office:value-type="string" calcext:value-type="string">
            <text:p>Gestão de Projetos</text:p>
          </table:table-cell>
          <table:table-cell office:value-type="string" calcext:value-type="string">
            <text:p>PMBOK Guide</text:p>
          </table:table-cell>
          <table:table-cell table:number-columns-repeated="3"/>
          <table:table-cell office:value-type="string" calcext:value-type="string">
            <text:p>Guide to the Project Management Body of Knowloedge. PMI Standards Committee (6<text:span text:style-name="T1">th</text:span> Edition)</text:p>
          </table:table-cell>
          <table:table-cell/>
        </table:table-row>
        <table:table-row table:style-name="ro1">
          <table:table-cell/>
          <table:table-cell table:style-name="ce5"/>
          <table:table-cell office:value-type="string" calcext:value-type="string">
            <text:p>Ricardo Varga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Manual Prático de Gerenciamento de Projetos. 5ª Edição. Rio de Janeiro: Brasport, 2014</text:p>
          </table:table-cell>
          <table:table-cell/>
        </table:table-row>
        <table:table-row table:style-name="ro1">
          <table:table-cell/>
          <table:table-cell table:style-name="ce5"/>
          <table:table-cell office:value-type="string" calcext:value-type="string">
            <text:p>Harold Kerzner</text:p>
          </table:table-cell>
          <table:table-cell table:number-columns-repeated="3"/>
          <table:table-cell office:value-type="string" calcext:value-type="string">
            <text:p>A System Approach to Planning, Scheduling and Controlling, Fifth Edition, New York.</text:p>
          </table:table-cell>
          <table:table-cell/>
        </table:table-row>
        <table:table-row table:style-name="ro5">
          <table:table-cell/>
          <table:table-cell table:style-name="ce5"/>
          <table:table-cell office:value-type="string" calcext:value-type="string">
            <text:p>Rita Malcahy</text:p>
          </table:table-cell>
          <table:table-cell/>
          <table:table-cell office:value-type="string" calcext:value-type="string">
            <text:p>Fem.</text:p>
          </table:table-cell>
          <table:table-cell/>
          <table:table-cell office:value-type="string" calcext:value-type="string">
            <text:p>PMP Exam Prep. 8<text:span text:style-name="T1">th</text:span> RMC Publications, Inc., April, 2013</text:p>
          </table:table-cell>
          <table:table-cell/>
        </table:table-row>
        <table:table-row table:style-name="ro2">
          <table:table-cell/>
          <table:table-cell table:style-name="ce5"/>
          <table:table-cell office:value-type="string" calcext:value-type="string">
            <text:p>Brad Hardin</text:p>
          </table:table-cell>
          <table:table-cell table:number-columns-repeated="3"/>
          <table:table-cell table:style-name="ce15" office:value-type="string" calcext:value-type="string">
            <text:p>BIM and Construction Management: Proven Tools, Methods, and Wordflows, Second Edition, Indianapolis, Wiley Pub/Sybex, 2009</text:p>
          </table:table-cell>
          <table:table-cell/>
        </table:table-row>
        <table:table-row table:style-name="ro1">
          <table:table-cell/>
          <table:table-cell table:style-name="ce5"/>
          <table:table-cell office:value-type="string" calcext:value-type="string">
            <text:p>AIA - The American Insititte of Architects</text:p>
          </table:table-cell>
          <table:table-cell table:number-columns-repeated="3"/>
          <table:table-cell office:value-type="string" calcext:value-type="string">
            <text:p>Integrate Project Delivery: A Guide, version 1, 2007</text:p>
          </table:table-cell>
          <table:table-cell/>
        </table:table-row>
        <table:table-row table:style-name="ro1">
          <table:table-cell/>
          <table:table-cell table:style-name="ce5"/>
          <table:table-cell office:value-type="string" calcext:value-type="string">
            <text:p>Luiz Augisto Contier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Projetos: novas e velhas realidades. Integração, a. 15, n. 57, abril/maio/junho de 2009 p. 105-10</text:p>
          </table:table-cell>
          <table:table-cell/>
        </table:table-row>
        <table:table-row table:style-name="ro1">
          <table:table-cell/>
          <table:table-cell table:style-name="ce5"/>
          <table:table-cell office:value-type="string" calcext:value-type="string">
            <text:p>Ana Paula Coury</text:p>
          </table:table-cell>
          <table:table-cell/>
          <table:table-cell office:value-type="string" calcext:value-type="string">
            <text:p>Fem.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table:style-name="ce13" office:value-type="string" calcext:value-type="string">
            <text:p>T.Dzambazova</text:p>
          </table:table-cell>
          <table:table-cell table:number-columns-repeated="3"/>
          <table:table-cell office:value-type="string" calcext:value-type="string">
            <text:p>Instroducing Revit Architecture, 2010: BIM for Beginners. Indianapolis (IN): Sybex, 2009a</text:p>
          </table:table-cell>
          <table:table-cell/>
        </table:table-row>
        <table:table-row table:style-name="ro1">
          <table:table-cell/>
          <table:table-cell table:style-name="ce5"/>
          <table:table-cell table:style-name="ce13" office:value-type="string" calcext:value-type="string">
            <text:p>G. Demchak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style-name="ce13" office:value-type="string" calcext:value-type="string">
            <text:p>E. Krygiel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style-name="ce13" office:value-type="string" calcext:value-type="string">
            <text:p>T.Dzambazova</text:p>
          </table:table-cell>
          <table:table-cell table:number-columns-repeated="3"/>
          <table:table-cell office:value-type="string" calcext:value-type="string">
            <text:p>Mastering Revit Architecture, 2010. Indianapolis (IN): Sybex, 2009b.</text:p>
          </table:table-cell>
          <table:table-cell/>
        </table:table-row>
        <table:table-row table:style-name="ro1">
          <table:table-cell/>
          <table:table-cell table:style-name="ce5"/>
          <table:table-cell table:style-name="ce13" office:value-type="string" calcext:value-type="string">
            <text:p>G. Demchak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table:style-name="ce13" office:value-type="string" calcext:value-type="string">
            <text:p>E. Krygiel</text:p>
          </table:table-cell>
          <table:table-cell table:number-columns-repeated="5"/>
        </table:table-row>
        <table:table-row table:style-name="ro2">
          <table:table-cell/>
          <table:table-cell table:style-name="ce5"/>
          <table:table-cell office:value-type="string" calcext:value-type="string">
            <text:p>Chuck Eastman</text:p>
          </table:table-cell>
          <table:table-cell table:number-columns-repeated="3"/>
          <table:table-cell table:style-name="ce15" office:value-type="string" calcext:value-type="string">
            <text:p>BIM Handbook: A Guide to Building Information Modeling for Owners, Managers, Designers, Engineers and Contractors. Hoboken (NJ): John Wiley &amp; Sons, 2008</text:p>
          </table:table-cell>
          <table:table-cell/>
        </table:table-row>
        <table:table-row table:style-name="ro1">
          <table:table-cell/>
          <table:table-cell table:style-name="ce5"/>
          <table:table-cell office:value-type="string" calcext:value-type="string">
            <text:p>Paul Teicholz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office:value-type="string" calcext:value-type="string">
            <text:p>Rafael Sack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ce5"/>
          <table:table-cell office:value-type="string" calcext:value-type="string">
            <text:p>Kathleen Liston</text:p>
          </table:table-cell>
          <table:table-cell table:number-columns-repeated="5"/>
        </table:table-row>
        <table:table-row table:style-name="ro2">
          <table:table-cell/>
          <table:table-cell table:style-name="ce5"/>
          <table:table-cell office:value-type="string" calcext:value-type="string">
            <text:p>G. Elvin</text:p>
          </table:table-cell>
          <table:table-cell table:number-columns-repeated="3"/>
          <table:table-cell table:style-name="ce15" office:value-type="string" calcext:value-type="string">
            <text:p>Integrated Practice in Architecture: Mastering Design-Build, Fast-Track, and Building Information Modeling. Joboken: John Wiley &amp; Sons, 2007. 255p.</text:p>
          </table:table-cell>
          <table:table-cell/>
        </table:table-row>
        <table:table-row table:style-name="ro2">
          <table:table-cell/>
          <table:table-cell table:style-name="ce5"/>
          <table:table-cell office:value-type="string" calcext:value-type="string">
            <text:p>S. Santos</text:p>
          </table:table-cell>
          <table:table-cell table:number-columns-repeated="3"/>
          <table:table-cell table:style-name="ce15" office:value-type="string" calcext:value-type="string">
            <text:p>Modelagem da Informação da Construção: uma experiência brasileira em BIM. Curitiba: UFPR, 2013, 544p.</text:p>
          </table:table-cell>
          <table:table-cell/>
        </table:table-row>
        <table:table-row table:style-name="ro1">
          <table:table-cell/>
          <table:table-cell table:style-name="ce5"/>
          <table:table-cell office:value-type="string" calcext:value-type="string">
            <text:p>E. Santos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office:value-type="string" calcext:value-type="string">
            <text:p>S. Amorim</text:p>
          </table:table-cell>
          <table:table-cell table:number-columns-repeated="5"/>
        </table:table-row>
        <table:table-row table:style-name="ro1">
          <table:table-cell/>
          <table:table-cell table:style-name="ce5"/>
          <table:table-cell office:value-type="string" calcext:value-type="string">
            <text:p>A. Amorim</text:p>
          </table:table-cell>
          <table:table-cell table:number-columns-repeated="5"/>
        </table:table-row>
        <table:table-row table:style-name="ro3">
          <table:table-cell/>
          <table:table-cell table:style-name="ce5"/>
          <table:table-cell office:value-type="string" calcext:value-type="string">
            <text:p>J. Parreira</text:p>
          </table:table-cell>
          <table:table-cell table:number-columns-repeated="3"/>
          <table:table-cell table:style-name="ce15" office:value-type="string" calcext:value-type="string">
            <text:p>Implementação BIM nos processos Organizacionais em Empresas de Construção – um caso de estudo. 2013. 103 p. Mestrado – Faculdade de Ciência e Tecnologia. Universidade Nova de Lisboa, Lisboa, 2013</text:p>
          </table:table-cell>
          <table:table-cell/>
        </table:table-row>
        <table:table-row table:style-name="ro2">
          <table:table-cell office:value-type="string" calcext:value-type="string">
            <text:p>ESP</text:p>
          </table:table-cell>
          <table:table-cell office:value-type="string" calcext:value-type="string">
            <text:p>Introdução à Bulding Information Modeling</text:p>
          </table:table-cell>
          <table:table-cell office:value-type="string" calcext:value-type="string">
            <text:p>Charles M Eastman (et al.)</text:p>
          </table:table-cell>
          <table:table-cell table:number-columns-repeated="3"/>
          <table:table-cell table:style-name="ce15" office:value-type="string" calcext:value-type="string">
            <text:p>Manual de BIM: um guia de modelagem da informação da construção para arquitetos, engenheiros, gerentes, construtoraes e incorporadores. Porto Alegre, RS: Bookman, 20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niel W. Halpi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dministração da construção civil. 2. ed. Rio de Janeiro (RJ): LTC, 2004 E-book (348 p.)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onald W. Woodhead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ABDI – Agência Brasileira de Desenvolvimento industrial</text:p>
          </table:table-cell>
          <table:table-cell table:number-columns-repeated="3"/>
          <table:table-cell table:style-name="ce15" office:value-type="string" calcext:value-type="string">
            <text:p>BIM: Coletânia Guias BIM ABDIMDIC. Agência Brasileira de Desenvolvimento Industrial. - Brasília, DF: ABDI, 2017. Vol. 1; 82 p.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Governo de Santa Catarina</text:p>
          </table:table-cell>
          <table:table-cell table:number-columns-repeated="3"/>
          <table:table-cell table:style-name="ce15" office:value-type="string" calcext:value-type="string">
            <text:p>Caderno BIM – Apresentação de Projetos de Edficações em BIM, Secretária de Estado do Planejamento – Diretoria de Planejamento – Comitê de Obras Públicas, 20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overno do Paraná</text:p>
          </table:table-cell>
          <table:table-cell table:number-columns-repeated="3"/>
          <table:table-cell office:value-type="string" calcext:value-type="string">
            <text:p>Cadernos BIM. Secretária de Infraestrutura e Logística. [S.I.]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Karen M. Kensek</text:p>
          </table:table-cell>
          <table:table-cell/>
          <table:table-cell office:value-type="string" calcext:value-type="string">
            <text:p>Fem.</text:p>
          </table:table-cell>
          <table:table-cell/>
          <table:table-cell table:style-name="ce15" office:value-type="string" calcext:value-type="string">
            <text:p>Building Information Modeling BIM in Current and Future Pratice, New Jersey: John Wiley &amp; Sons, Inc., 2014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ouglas Noble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Brad Hardin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BIM and Construction Management: Proven Tools, Methods, and Wordflows, Second Edition, Indianapolis, Indiana: John Wiley &amp; Sons, Inc., 2015</text:p>
          </table:table-cell>
          <table:table-cell/>
        </table:table-row>
        <table:table-row table:style-name="ro1">
          <table:table-cell office:value-type="string" calcext:value-type="string">
            <text:p>ESP</text:p>
          </table:table-cell>
          <table:table-cell table:style-name="Default"/>
          <table:table-cell office:value-type="string" calcext:value-type="string">
            <text:p>Dave McCoo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SP</text:p>
          </table:table-cell>
          <table:table-cell office:value-type="string" calcext:value-type="string">
            <text:p>Modelos Informacionais</text:p>
          </table:table-cell>
          <table:table-cell office:value-type="string" calcext:value-type="string">
            <text:p>James A. O’Brie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Administração de sistemas de informação. 15. ed. Porto Alegre, RS: AMGH, 2013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eorge M. Marakas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Jorge Luis Nicolás Audy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Fundamentos de sistemas de informação. Porto Alegre: Bookman, 2005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Gilberto Keller de Andrade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Alexandre Cidral</text:p>
          </table:table-cell>
          <table:table-cell/>
          <table:table-cell office:value-type="string" calcext:value-type="string">
            <text:p>Masc.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office:value-type="string" calcext:value-type="string">
            <text:p>Stuart Russel</text:p>
          </table:table-cell>
          <table:table-cell table:number-columns-repeated="3"/>
          <table:table-cell office:value-type="string" calcext:value-type="string">
            <text:p>Inteligência artificial. Rio de Janeiro GEN LTC 2013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Kenneth Laudo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Sistemas de informação gerenciais. 11. ed. São Paulo: Pearson, 201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Jane Price Laudon</text:p>
          </table:table-cell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Cezar Taurion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ig Data. Editora Brasport 102 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Leandro Nunes de Castro</text:p>
          </table:table-cell>
          <table:table-cell/>
          <table:table-cell office:value-type="string" calcext:value-type="string">
            <text:p>Masc.</text:p>
          </table:table-cell>
          <table:table-cell/>
          <table:table-cell table:style-name="ce15" office:value-type="string" calcext:value-type="string">
            <text:p>Instrodução à mineração de dados conceitos básicos, algoritmos e aplicações. São Paulo Saraiva, 2016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Luciano Frontino de Medeiros</text:p>
          </table:table-cell>
          <table:table-cell/>
          <table:table-cell office:value-type="string" calcext:value-type="string">
            <text:p>Masc.</text:p>
          </table:table-cell>
          <table:table-cell/>
          <table:table-cell office:value-type="string" calcext:value-type="string">
            <text:p>Banco de Dados: princípios e práticas. Editora IBPEX 194</text:p>
          </table:table-cell>
          <table:table-cell/>
        </table:table-row>
        <table:table-row table:style-name="ro1">
          <table:table-cell/>
          <table:table-cell table:style-name="Default"/>
          <table:table-cell office:value-type="string" calcext:value-type="string">
            <text:p>Karen M. Kensek</text:p>
          </table:table-cell>
          <table:table-cell table:number-columns-repeated="3"/>
          <table:table-cell office:value-type="string" calcext:value-type="string">
            <text:p>Building Information Modeling (BIM) fundamentos e aplicações. Rio de Janeiro GEN LTC 2018</text:p>
          </table:table-cell>
          <table:table-cell/>
        </table:table-row>
        <table:table-row table:style-name="ro2">
          <table:table-cell/>
          <table:table-cell table:style-name="Default"/>
          <table:table-cell office:value-type="string" calcext:value-type="string">
            <text:p>M. A. F. Almeida</text:p>
          </table:table-cell>
          <table:table-cell table:number-columns-repeated="3"/>
          <table:table-cell table:style-name="ce15" office:value-type="string" calcext:value-type="string">
            <text:p>Modelos Informacionais. Curso de Especialização em Building Information Modeling (BIM). Pontifíca Universidade Católica de Minas Gerais, Belo Horizonte, 2020</text:p>
          </table:table-cell>
          <table:table-cell/>
        </table:table-row>
      </table:table>
      <table:table table:name="Planilha2" table:style-name="ta1">
        <table:table-column table:style-name="co10" table:default-cell-style-name="Default"/>
        <table:table-column table:style-name="co11" table:default-cell-style-name="Default"/>
        <table:table-row table:style-name="ro1">
          <table:table-cell table:number-columns-repeated="2"/>
        </table:table-row>
        <table:table-row table:style-name="ro1">
          <table:table-cell table:style-name="ce1" office:value-type="string" calcext:value-type="string">
            <text:p>Não entra nos dados</text:p>
          </table:table-cell>
          <table:table-cell table:style-name="ce1" office:value-type="string" calcext:value-type="string">
            <text:p>Obs.</text:p>
          </table:table-cell>
        </table:table-row>
        <table:table-row table:style-name="ro1">
          <table:table-cell office:value-type="string" calcext:value-type="string">
            <text:p>1- tradutores</text:p>
          </table:table-cell>
          <table:table-cell office:value-type="string" calcext:value-type="string">
            <text:p>1 – as escolhas não refletem posicionamento do professor</text:p>
          </table:table-cell>
        </table:table-row>
        <table:table-row table:style-name="ro2">
          <table:table-cell office:value-type="string" calcext:value-type="string">
            <text:p>2- <text:span text:style-name="T2">et al.</text:span></text:p>
          </table:table-cell>
          <table:table-cell table:style-name="ce15" office:value-type="string" calcext:value-type="string">
            <text:p>2 – bibliografia precisa ser aqueles livros disponíveis na biblioteca da universidade (complementar acho que não)</text:p>
          </table:table-cell>
        </table:table-row>
        <table:table-row table:style-name="ro2">
          <table:table-cell table:style-name="ce15" office:value-type="string" calcext:value-type="string">
            <text:p>3 – quando é organizado e só se lê um autor (capitulo especifico), este autor específico é o que conta.</text:p>
          </table:table-cell>
          <table:table-cell table:style-name="ce15" office:value-type="string" calcext:value-type="string">
            <text:p>3 – muitas áreas ainda são dominadas por homens (pelo menos as grandes referencias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15:39:59.753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4.2$Windows_X86_64 LibreOffice_project/9d0f32d1f0b509096fd65e0d4bec26ddd1938fd3</meta:generator>
    <dc:date>2020-08-21T16:58:29.737000000</dc:date>
    <meta:editing-duration>PT3H18M39S</meta:editing-duration>
    <meta:editing-cycles>30</meta:editing-cycles>
    <meta:document-statistic meta:table-count="2" meta:cell-count="791" meta:object-count="0"/>
  </office:meta>
</office:document-meta>
</file>